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2.29cm" fo:min-width="3.31cm" draw:shadow-offset-x="0.203cm" draw:shadow-offset-y="0.203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925cm" fo:min-width="3.31cm" draw:shadow-offset-x="0.203cm" draw:shadow-offset-y="0.203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0.444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1.528cm" fo:min-width="0.445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1.528cm" fo:min-width="0.444cm"/>
    </style:style>
    <style:style style:name="gr7" style:family="graphic" style:parent-style-name="standard">
      <style:graphic-properties draw:fill-color="#ff66ff" draw:textarea-horizontal-align="justify" draw:textarea-vertical-align="middle" draw:auto-grow-height="false" fo:min-height="1.528cm" fo:min-width="0.444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528cm" fo:min-width="0.445cm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1.528cm" fo:min-width="0.444cm"/>
    </style:style>
    <style:style style:name="gr10" style:family="graphic" style:parent-style-name="standard">
      <style:graphic-properties svg:stroke-width="0.159cm" svg:stroke-color="#ffffff" draw:marker-start-width="0.438cm" draw:marker-end-width="0.438cm" draw:fill-color="#ffffff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0.639cm" fo:min-width="2.294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  <style:text-properties fo:color="#00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cc9900"/>
      <style:paragraph-properties fo:text-align="center"/>
    </style:style>
    <style:style style:name="P8" style:family="paragraph">
      <loext:graphic-properties draw:fill-color="#ff66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33ff99"/>
      <style:paragraph-properties fo:text-align="center"/>
    </style:style>
    <style:style style:name="P11" style:family="paragraph">
      <style:paragraph-properties fo:text-align="center"/>
      <style:text-properties style:font-name="Arial"/>
    </style:style>
    <style:style style:name="P12" style:family="paragraph">
      <loext:graphic-properties draw:fill-color="#999999"/>
      <style:paragraph-properties fo:text-align="center"/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54cm" svg:x="8.893cm" svg:y="1.889cm">
          <text:p text:style-name="P5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0.963cm" svg:x="8.793cm" svg:y="1.815cm">
          <draw:text-box>
            <text:p text:style-name="P2"><text:span text:style-name="T1">Query Node</text:span></text:p>
          </draw:text-box>
        </draw:frame>
        <draw:custom-shape draw:style-name="gr3" draw:text-style-name="P4" draw:layer="layout" svg:width="3.81cm" svg:height="3.175cm" svg:x="4.751cm" svg:y="6.372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4" draw:id="id4" draw:layer="layout" svg:width="3.91cm" svg:height="0.963cm" svg:x="4.651cm" svg:y="6.298cm">
          <draw:text-box>
            <text:p text:style-name="P2"><text:span text:style-name="T1">Shard Node</text:span></text:p>
          </draw:text-box>
        </draw:frame>
        <draw:custom-shape draw:style-name="gr4" draw:text-style-name="P5" draw:layer="layout" svg:width="0.944cm" svg:height="1.778cm" svg:x="5.032cm" svg:y="7.36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45cm" svg:height="1.778cm" svg:x="6.147cm" svg:y="7.36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944cm" svg:height="1.778cm" svg:x="7.263cm" svg:y="7.36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175cm" svg:x="8.952cm" svg:y="6.373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2" draw:id="id2" draw:layer="layout" svg:width="3.91cm" svg:height="0.963cm" svg:x="8.852cm" svg:y="6.299cm">
          <draw:text-box>
            <text:p text:style-name="P2"><text:span text:style-name="T1">Shard Node</text:span></text:p>
          </draw:text-box>
        </draw:frame>
        <draw:custom-shape draw:style-name="gr7" draw:text-style-name="P8" draw:layer="layout" svg:width="0.944cm" svg:height="1.778cm" svg:x="9.233cm" svg:y="7.36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45cm" svg:height="1.778cm" svg:x="10.348cm" svg:y="7.362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944cm" svg:height="1.778cm" svg:x="11.464cm" svg:y="7.36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175cm" svg:x="13.153cm" svg:y="6.374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3.91cm" svg:height="0.963cm" svg:x="13.053cm" svg:y="6.3cm">
          <draw:text-box>
            <text:p text:style-name="P2"><text:span text:style-name="T1">Shard Node</text:span></text:p>
          </draw:text-box>
        </draw:frame>
        <draw:custom-shape draw:style-name="gr4" draw:text-style-name="P5" draw:layer="layout" svg:width="0.944cm" svg:height="1.778cm" svg:x="13.434cm" svg:y="7.36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945cm" svg:height="1.778cm" svg:x="14.549cm" svg:y="7.36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944cm" svg:height="1.778cm" svg:x="15.665cm" svg:y="7.363cm">
          <text:p text:style-name="P5">6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8cm" svg:y1="4.429cm" svg:x2="10.807cm" svg:y2="6.299cm" draw:start-shape="id1" draw:start-glue-point="2" draw:end-shape="id2" draw:end-glue-point="0" svg:d="M10798 4429v936h9v934" svg:viewBox="0 0 10 1871">
          <text:p/>
        </draw:connector>
        <draw:connector draw:style-name="gr10" draw:text-style-name="P4" draw:layer="layout" svg:x1="10.799cm" svg:y1="4.429cm" svg:x2="15.008cm" svg:y2="6.3cm" draw:end-shape="id3" draw:end-glue-point="0" svg:d="M10799 4429v686h4209v1185" svg:viewBox="0 0 4210 1872">
          <text:p/>
        </draw:connector>
        <draw:connector draw:style-name="gr10" draw:text-style-name="P4" draw:layer="layout" svg:x1="10.799cm" svg:y1="4.429cm" svg:x2="6.606cm" svg:y2="6.298cm" draw:end-shape="id4" draw:end-glue-point="0" svg:d="M10799 4429v685h-4193v1184" svg:viewBox="0 0 4194 1870">
          <text:p/>
        </draw:connector>
        <draw:custom-shape draw:style-name="gr11" draw:text-style-name="P12" draw:layer="layout" svg:width="2.794cm" svg:height="0.889cm" svg:x="9.382cm" svg:y="3.159cm">
          <text:p text:style-name="P11"><text:span text:style-name="T2">me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03-29T17:43:54.865255504</meta:creation-date>
    <dc:date>2017-03-30T12:03:27.410243584</dc:date>
    <dc:creator>Josh berkus</dc:creator>
    <meta:editing-duration>PT18H4M6S</meta:editing-duration>
    <meta:editing-cycles>1</meta:editing-cycles>
    <meta:document-statistic meta:object-count="21"/>
    <meta:generator>LibreOffice/5.0.6.2$Linux_X86_64 LibreOffice_project/00$Build-2</meta:generator>
  </office:meta>
</office:document-meta>
</file>